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454" officeooo:paragraph-rsid="00032454"/>
    </style:style>
    <style:style style:name="P2" style:family="paragraph" style:parent-style-name="Standard" style:list-style-name="L1">
      <style:text-properties officeooo:rsid="00032454" officeooo:paragraph-rsid="00032454"/>
    </style:style>
    <style:style style:name="P3" style:family="paragraph" style:parent-style-name="Standard" style:list-style-name="L1">
      <style:text-properties officeooo:rsid="00032454" officeooo:paragraph-rsid="00065e58"/>
    </style:style>
    <style:style style:name="P4" style:family="paragraph" style:parent-style-name="Standard" style:list-style-name="L2">
      <style:paragraph-properties>
        <style:tab-stops>
          <style:tab-stop style:position="10.642cm"/>
        </style:tab-stops>
      </style:paragraph-properties>
      <style:text-properties officeooo:rsid="00036fa7" officeooo:paragraph-rsid="00036fa7"/>
    </style:style>
    <style:style style:name="P5" style:family="paragraph" style:parent-style-name="Standard">
      <style:text-properties fo:font-weight="bold" officeooo:rsid="00036fa7" officeooo:paragraph-rsid="00036fa7" style:font-weight-asian="bold" style:font-weight-complex="bold"/>
    </style:style>
    <style:style style:name="P6" style:family="paragraph" style:parent-style-name="Standard" style:list-style-name="L2">
      <style:paragraph-properties>
        <style:tab-stops>
          <style:tab-stop style:position="10.642cm"/>
        </style:tab-stops>
      </style:paragraph-properties>
      <style:text-properties fo:font-weight="bold" officeooo:rsid="00036fa7" officeooo:paragraph-rsid="00036fa7" style:font-weight-asian="bold" style:font-weight-complex="bold"/>
    </style:style>
    <style:style style:name="P7" style:family="paragraph" style:parent-style-name="Standard">
      <style:text-properties fo:font-weight="bold" officeooo:rsid="00032454" officeooo:paragraph-rsid="00032454" style:font-weight-asian="bold" style:font-weight-complex="bold"/>
    </style:style>
    <style:style style:name="P8" style:family="paragraph" style:parent-style-name="Standard" style:list-style-name="L1">
      <style:text-properties officeooo:rsid="000616c9" officeooo:paragraph-rsid="000616c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32454" officeooo:paragraph-rsid="00065e58" style:font-weight-asian="bold" style:font-weight-complex="bold"/>
    </style:style>
    <style:style style:name="P10" style:family="paragraph" style:parent-style-name="Standard" style:list-style-name="L2">
      <style:paragraph-properties>
        <style:tab-stops>
          <style:tab-stop style:position="10.642cm"/>
        </style:tab-stops>
      </style:paragraph-properties>
      <style:text-properties fo:font-weight="normal" officeooo:rsid="0006e753" officeooo:paragraph-rsid="0006e753" style:font-weight-asian="normal" style:font-weight-complex="normal"/>
    </style:style>
    <style:style style:name="T1" style:family="text">
      <style:text-properties officeooo:rsid="00065e58"/>
    </style:style>
    <style:style style:name="T2" style:family="text">
      <style:text-properties officeooo:rsid="0006e7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evante Stories für Sprint 1:</text:p>
      <text:list xml:id="list1561094146" text:style-name="L1">
        <text:list-item>
          <text:p text:style-name="P3">Spike Stories zu relevanten Themen → Technologien (z.B. JDBC, Vaadin, Git)</text:p>
          <text:p text:style-name="P3"/>
        </text:list-item>
      </text:list>
      <text:p text:style-name="P9"><text:span text:style-name="T1">Epics:</text:span></text:p>
      <text:list xml:id="list132659735825371" text:continue-numbering="true" text:style-name="L1">
        <text:list-item>
          <text:p text:style-name="P2">Registrierung</text:p>
        </text:list-item>
        <text:list-item>
          <text:p text:style-name="P2">Login und Logout</text:p>
        </text:list-item>
        <text:list-item>
          <text:p text:style-name="P2">Erstellung eines Profiles (Student oder Unternehmen)</text:p>
        </text:list-item>
        <text:list-item>
          <text:p text:style-name="P2">Aufgabe einer Stellenanzeige durch Unternehmen</text:p>
        </text:list-item>
        <text:list-item>
          <text:p text:style-name="P2">Startseite</text:p>
        </text:list-item>
        <text:list-item>
          <text:p text:style-name="P8">Bewerbung senden an Unternehmen</text:p>
        </text:list-item>
      </text:list>
      <text:p text:style-name="P1"/>
      <text:p text:style-name="P5">Nicht relevante oder nicht umsetzbare Stories generell:</text:p>
      <text:list xml:id="list1163566824" text:style-name="L2">
        <text:list-item>
          <text:p text:style-name="P4">App-Entwickliung</text:p>
        </text:list-item>
        <text:list-item>
          <text:p text:style-name="P4">Bitcoin als Umsetzung</text:p>
        </text:list-item>
        <text:list-item>
          <text:p text:style-name="P4">Newsfeed</text:p>
        </text:list-item>
        <text:list-item>
          <text:p text:style-name="P6">Benachrichtigung</text:p>
        </text:list-item>
        <text:list-item>
          <text:p text:style-name="P10">Alte Büc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09:45:18.100456444</meta:creation-date>
    <meta:generator>LibreOffice/6.0.3.2$Linux_X86_64 LibreOffice_project/00m0$Build-2</meta:generator>
    <dc:date>2018-05-08T13:26:58.107609938</dc:date>
    <meta:editing-duration>PT4M4S</meta:editing-duration>
    <meta:editing-cycles>7</meta:editing-cycles>
    <meta:document-statistic meta:table-count="0" meta:image-count="0" meta:object-count="0" meta:page-count="1" meta:paragraph-count="16" meta:word-count="65" meta:character-count="419" meta:non-whitespace-character-count="382"/>
  </office:meta>
</office:document-meta>
</file>